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paragraph-rsid="0000fc89" style:font-weight-asian="bold" style:font-weight-complex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1"/>
    </style:style>
    <style:style style:name="P5" style:family="paragraph" style:parent-style-name="Standard">
      <style:text-properties style:font-name="Arial1" officeooo:paragraph-rsid="000090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🌍 Fully Remote | Work from Anywhere | Open-Source Mindset Preferred </text:p>
      <text:p text:style-name="P1"><text:line-break/>Remote Software Developer (Javascript, SvelteJS &amp; Decentralized Systems) – Cloud Atlas OS</text:p>
      <text:p text:style-name="P2"/>
      <text:p text:style-name="P2">We’ve evolved Crowd Engineering into a social network application.</text:p>
      <text:p text:style-name="P2"/>
      <text:p text:style-name="P2">Cloud Atlas OS is a groundbreaking, decentralized, and community-owned real-world platform—think Google Maps, Wikipedia, and an App Store fused into one. Running entirely on a P2P network of user devices, it is self-scaling, serverless, and free from central authority.</text:p>
      <text:p text:style-name="P2"/>
      <text:p text:style-name="P3">Our Core Components:</text:p>
      <text:p text:style-name="P2"/>
      <text:p text:style-name="P2">1️⃣ <text:span text:style-name="T1">Decentralized Government</text:span></text:p>
      <text:p text:style-name="P2">A bold reimagining of governance that transforms brainstorming, group action, petitioning, and crowdfunding into an action-oriented system. Whether it’s addressing local challenges or tackling global issues, anyone can create or join missions, making governance accessible and participatory.</text:p>
      <text:p text:style-name="P2">🛠 <text:span text:style-name="T2">This isn’t just governance—it’s empowerment at scale.</text:span></text:p>
      <text:p text:style-name="P2"/>
      <text:p text:style-name="P2">2️⃣ <text:span text:style-name="T1">Virtual Encyclopedia</text:span></text:p>
      <text:p text:style-name="P2">Picture a 3D animated Wikipedia, where articles visually roam the globe, representing their content dynamically. Imagine spotting a green giraffe sipping coffee at Starbucks—an anomaly that flags a correction request to the Wikipedia community.</text:p>
      <text:p text:style-name="P2">📖 <text:span text:style-name="T2">This feature merges information with interactivity, creating an engaging and immersive way to explore and maintain knowledge.</text:span></text:p>
      <text:p text:style-name="P2"/>
      <text:p text:style-name="P2">3️⃣ <text:span text:style-name="T1">Community-Driven DApp Store with Integrated Decentralized Back-End</text:span> <text:s/></text:p>
      <text:list text:style-name="L1">
        <text:list-item>
          <text:p text:style-name="P4"><text:span text:style-name="T1">Universal Developer &amp; Platform Compatibility:</text:span> Developers can create with their preferred tools for all platforms.</text:p>
          <text:p text:style-name="P4"/>
        </text:list-item>
        <text:list-item>
          <text:p text:style-name="P4"><text:span text:style-name="T1">In-Browser Development:</text:span> Create directly in your browser with ease. (Did you know? Node.js now runs in browsers!)</text:p>
          <text:p text:style-name="P4"/>
        </text:list-item>
        <text:list-item>
          <text:p text:style-name="P4"><text:span text:style-name="T1">Self-Scaling Apps:</text:span> Leveraging WebRTC and public BitTorrent tracker networks for data transfer and signaling, dApps scale automatically, eliminating the need for centralized servers.<text:line-break/></text:p>
        </text:list-item>
      </text:list>
      <text:p text:style-name="P2">Now, we’re looking for a highly skilled developer to help shape the future of Cloud Atlas OS. 🚀</text:p>
      <text:p text:style-name="P2"/>
      <text:p text:style-name="P3">Responsibilities:</text:p>
      <text:p text:style-name="P3"/>
      <text:p text:style-name="P2">✔️ Develop location-based applications (DApps) and location-based games within Cloud Atlas OS, primarily focusing on front-end development since Cloud Atlas OS provides a built-in decentralized back-end.</text:p>
      <text:p text:style-name="P2">✔️ Write high-performance JavaScript and SvelteJS code to deliver an interactive, real-time user experience.</text:p>
      <text:p text:style-name="P2"><text:soft-page-break/>✔️ Implement and refine P2P communication using libraries like Trystero, which simplify complex networking tasks.</text:p>
      <text:p text:style-name="P2">✔️ Ensure seamless in-browser development, self-scaling app functionality, offline capabilities, and adherence to JAMStack architecture principles.</text:p>
      <text:p text:style-name="P2">✔️ Troubleshoot and enhance features related to decentralized governance, the virtual encyclopedia, and the DApp store.</text:p>
      <text:p text:style-name="P2">✔️ Collaborate with the open-source community and the other volunteers to foster innovation and drive the project forward.</text:p>
      <text:p text:style-name="P2"/>
      <text:p text:style-name="P3">Qualifications:</text:p>
      <text:p text:style-name="P3"/>
      <text:p text:style-name="P2">✅ Proficiency in SvelteJS is preferred, though any JavaScript developer can adapt since SvelteJS is a compiler that produces efficient vanilla JavaScript, free of traditional framework overhead.</text:p>
      <text:p text:style-name="P2">✅ Familiarity with WebRTC, BitTorrent, Nostr, or similar P2P protocols and architectures is a plus—though our system abstracts away 99.9% of the complexity.</text:p>
      <text:p text:style-name="P2">✅ Strong debugging and problem-solving skills in JAMStack, CDN, serverless, or decentralized environments.</text:p>
      <text:p text:style-name="P2">✅ <text:span text:style-name="T1">Master a Future-Proof Tech Stack:</text:span> Experience with JAMStack, Progressive Web Apps (PWAs), blockchain, or open-source projects is highly valued—here, you’ll work with cutting-edge tools that define the next era of development.</text:p>
      <text:p text:style-name="P2">✅ At least 1 year of hands-on development experience. <text:s/></text:p>
      <text:p text:style-name="P2"/>
      <text:p text:style-name="P3">About Us:</text:p>
      <text:p text:style-name="P3"/>
      <text:p text:style-name="P5">World Peace Engine Labs is dedicated to empowering recent graduates and individuals from underrepresented backgrounds by providing hands-on industry experience. We aim to build and release high-quality applications and real-world games that strengthen our team members’ portfolios and career trajectories. </text:p>
      <text:p text:style-name="P5"><text:s/></text:p>
      <text:p text:style-name="P3">About the Role:</text:p>
      <text:p text:style-name="P3"/>
      <text:p text:style-name="P2">💡 This is a volunteer position—<text:span text:style-name="T1">with a twist</text:span>: If the application generates revenue, you’ll be <text:span text:style-name="T1">paid retroactively for every hour you’ve invested</text:span>, turning your contribution into tangible rewards.</text:p>
      <text:p text:style-name="P2">🎨 You’re encouraged to showcase any work you create with us in your portfolio and across social media.</text:p>
      <text:p text:style-name="P2">⏳ A minimum commitment of 10 hours per week is expected.</text:p>
      <text:p text:style-name="P2">⭐<text:span text:style-name="T1"> Why Join? Gain hands-on experience with a future-proof tech stack—SvelteJS, WebRTC, P2P networks, and more—skills that will keep you ahead in the evolving tech landscape. <text:s/></text:span></text:p>
      <text:p text:style-name="P2"/>
      <text:p text:style-name="P3">Additional Information:</text:p>
      <text:p text:style-name="P3"/>
      <text:p text:style-name="P2">📌 For more details, check out our repository readme: https://github.com/worldpeaceenginelabs/CLOUD-ATLAS-OS <text:s/></text:p>
      <text:p text:style-name="P2"/>
      <text:p text:style-name="P2">🚀 If you’re excited to gain practical experience and contribute to innovative real-world games and applications, we’d love to hear from you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4:12:09.307827500</meta:creation-date>
    <dc:date>2025-03-18T14:32:40.471784400</dc:date>
    <meta:editing-duration>PT20M29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42" meta:word-count="643" meta:character-count="4557" meta:non-whitespace-character-count="3952"/>
  </office:meta>
</office:document-meta>
</file>